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over accent="true">
                  <mover accent="true">
                    <mi>q</mi>
                    <mo stretchy="false">̄</mo>
                  </mover>
                  <mo stretchy="false">˙</mo>
                </mover>
              </mrow>
              <mi>j</mi>
            </msub>
            <mrow>
              <mi/>
              <mo stretchy="false">=</mo>
              <mi/>
            </mrow>
            <mfrac>
              <mrow>
                <mo stretchy="false">∂</mo>
                <mover accent="true">
                  <mi>H</mi>
                  <mo stretchy="false">̄</mo>
                </mover>
              </mrow>
              <mrow>
                <mo stretchy="false">∂</mo>
                <msub>
                  <mrow>
                    <mover accent="true">
                      <mi>p</mi>
                      <mo stretchy="false">̄</mo>
                    </mover>
                  </mrow>
                  <mi>j</mi>
                </msub>
              </mrow>
            </mfrac>
            <mrow>
              <mi/>
              <mo stretchy="false">=</mo>
              <mi/>
            </mrow>
            <mn>0</mn>
            <mi/>
            <mo stretchy="false">⇒</mo>
            <mi/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o stretchy="false">β</mo>
              <mi>j</mi>
            </msub>
            <mrow>
              <mi/>
              <mo stretchy="false">=</mo>
              <mi/>
            </mrow>
            <mtext>const</mtext>
            <mi/>
            <mi>,</mi>
            <mi/>
            <mi>j</mi>
            <mrow>
              <mi/>
              <mo stretchy="false">=</mo>
              <mi/>
            </mrow>
            <mn>1,2</mn>
            <mi>,</mi>
            <mo stretchy="false">…</mo>
            <mi>,</mi>
            <mi>S</mi>
          </mrow>
        </mtd>
      </mtr>
      <mtr>
        <mtd>
          <mrow/>
        </mtd>
      </mtr>
      <mtr>
        <mtd>
          <mrow>
            <msub>
              <mrow>
                <mover accent="true">
                  <mover accent="true">
                    <mi>p</mi>
                    <mo stretchy="false">̄</mo>
                  </mover>
                  <mo stretchy="false">˙</mo>
                </mover>
              </mrow>
              <mi>j</mi>
            </msub>
            <mrow>
              <mi/>
              <mo stretchy="false">=</mo>
              <mrow>
                <mi/>
                <mo stretchy="false">−</mo>
                <mi/>
              </mrow>
            </mrow>
            <mfrac>
              <mrow>
                <mo stretchy="false">∂</mo>
                <mover accent="true">
                  <mi>H</mi>
                  <mo stretchy="false">̄</mo>
                </mover>
              </mrow>
              <mrow>
                <mo stretchy="false">∂</mo>
                <msub>
                  <mrow>
                    <mover accent="true">
                      <mi>q</mi>
                      <mo stretchy="false">̄</mo>
                    </mover>
                  </mrow>
                  <mi>j</mi>
                </msub>
              </mrow>
            </mfrac>
            <mrow>
              <mi/>
              <mo stretchy="false">=</mo>
              <mi/>
            </mrow>
            <mn>0</mn>
            <mi/>
            <mo stretchy="false">⇒</mo>
            <mi/>
            <msub>
              <mrow>
                <mover accent="true">
                  <mi>p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o stretchy="false">α</mo>
              <mi>j</mi>
            </msub>
            <mrow>
              <mi/>
              <mo stretchy="false">=</mo>
              <mi/>
            </mrow>
            <mtext>const</mtext>
            <mi/>
            <mi>,</mi>
            <mi/>
            <mi>j</mi>
            <mrow>
              <mi/>
              <mo stretchy="false">=</mo>
              <mi/>
            </mrow>
            <mn>1,2</mn>
            <mi>,</mi>
            <mo stretchy="false">…</mo>
            <mi>,</mi>
            <mi>S</mi>
          </mrow>
        </mtd>
      </mtr>
    </mtable>
    <annotation encoding="StarMath 5.0">{dot bar q} _j `=` {partial bar H} over {partial {bar p}_j} `=` 0 ~~ drarrow ~~ {bar q} _j `=` %ibeta _j `=` "const" `,~~~ j`=`1,2,dotslow,S newline newline
{dot bar p} _j `=` - ` {partial bar H} over {partial {bar q}_j} `=` 0 ~~ drarrow ~~ {bar p} _j `=` %ialpha _j `=` "const" `,~~~ j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55:11.452000000</meta:creation-date>
    <meta:generator>LibreOffice/4.1.4.2$Windows_x86 LibreOffice_project/0a0440ccc0227ad9829de5f46be37cfb6edcf72</meta:generator>
  </office:meta>
</office:document-meta>
</file>